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Nimbus Sans" fo:font-size="12pt"/>
    </style:style>
    <style:style style:name="P2" style:family="paragraph" style:parent-style-name="Standard">
      <style:paragraph-properties fo:margin-top="0cm" fo:margin-bottom="0.499cm" style:contextual-spacing="false"/>
      <style:text-properties fo:color="#000000" loext:opacity="100%" style:font-name="Nimbus Sans" fo:font-size="12pt" fo:font-weight="bold"/>
    </style:style>
    <style:style style:name="P3" style:family="paragraph" style:parent-style-name="Standard">
      <style:text-properties style:font-name="Nimbus Sans"/>
    </style:style>
    <style:style style:name="P4" style:family="paragraph" style:parent-style-name="Text_20_body">
      <style:paragraph-properties fo:margin-top="0cm" fo:margin-bottom="0cm" style:contextual-spacing="false"/>
      <style:text-properties fo:color="#000000" loext:opacity="100%" style:font-name="Nimbus Sans" fo:font-size="12pt" fo:font-weight="bold"/>
    </style:style>
    <style:style style:name="P5" style:family="paragraph" style:parent-style-name="Text_20_body">
      <style:text-properties fo:color="#000000" loext:opacity="100%" style:font-name="Nimbus Sans" fo:font-size="12pt" fo:font-weight="bold"/>
    </style:style>
    <style:style style:name="P6" style:family="paragraph" style:parent-style-name="Text_20_body">
      <style:text-properties fo:color="#000000" loext:opacity="100%" style:font-name="Nimbus Sans" fo:font-size="12pt"/>
    </style:style>
    <style:style style:name="P7" style:family="paragraph" style:parent-style-name="Text_20_body" style:list-style-name="L2">
      <style:text-properties fo:color="#000000" loext:opacity="100%" style:font-name="Nimbus Sans" fo:font-size="12pt"/>
    </style:style>
    <style:style style:name="P8" style:family="paragraph" style:parent-style-name="Text_20_body" style:list-style-name="L3">
      <style:text-properties fo:color="#000000" loext:opacity="100%" style:font-name="Nimbus Sans" fo:font-size="12pt"/>
    </style:style>
    <style:style style:name="P9" style:family="paragraph" style:parent-style-name="Text_20_body" style:list-style-name="L6">
      <style:text-properties fo:color="#000000" loext:opacity="100%" style:font-name="Nimbus Sans" fo:font-size="12pt" officeooo:paragraph-rsid="000655b5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Nimbus Sans" fo:font-size="12pt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Nimbus Sans" fo:font-size="12pt" officeooo:rsid="000655b5" officeooo:paragraph-rsid="000655b5"/>
    </style:style>
    <style:style style:name="P12" style:family="paragraph" style:parent-style-name="Text_20_body">
      <style:text-properties fo:color="#000000" loext:opacity="100%" style:font-name="Nimbus Sans" fo:font-size="12pt" officeooo:rsid="000655b5" officeooo:paragraph-rsid="000655b5"/>
    </style:style>
    <style:style style:name="P13" style:family="paragraph" style:parent-style-name="Text_20_body" style:list-style-name="L2">
      <style:text-properties fo:color="#000000" loext:opacity="100%" style:font-name="Nimbus Sans" fo:font-size="12pt" officeooo:rsid="000655b5" officeooo:paragraph-rsid="000655b5"/>
    </style:style>
    <style:style style:name="P14" style:family="paragraph" style:parent-style-name="Text_20_body" style:list-style-name="L7">
      <style:text-properties fo:color="#000000" loext:opacity="100%" style:font-name="Nimbus Sans" fo:font-size="12pt" officeooo:rsid="000655b5" officeooo:paragraph-rsid="000655b5"/>
    </style:style>
    <style:style style:name="P15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Nimbus Sans" fo:font-size="12pt" officeooo:rsid="000655b5" officeooo:paragraph-rsid="000655b5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fo:color="#000000" loext:opacity="100%" style:font-name="Nimbus Sans" fo:font-size="12pt" officeooo:rsid="000655b5" officeooo:paragraph-rsid="000655b5"/>
    </style:style>
    <style:style style:name="P17" style:family="paragraph" style:parent-style-name="Text_20_body" style:list-style-name="L6">
      <style:text-properties fo:color="#000000" loext:opacity="100%" style:font-name="Nimbus Sans" fo:font-size="12pt" officeooo:rsid="000655b5" officeooo:paragraph-rsid="000655b5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Nimbus Sans" fo:font-weight="bold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Nimbus Sans"/>
    </style:style>
    <style:style style:name="T1" style:family="text">
      <style:text-properties officeooo:rsid="000514cf"/>
    </style:style>
    <style:style style:name="T2" style:family="text">
      <style:text-properties fo:color="#000000" loext:opacity="100%" fo:font-size="12pt"/>
    </style:style>
    <style:style style:name="T3" style:family="text">
      <style:text-properties fo:font-weight="bold"/>
    </style:style>
    <style:style style:name="T4" style:family="text">
      <style:text-properties fo:font-weight="bold" officeooo:rsid="000655b5" style:font-weight-asian="bold" style:font-weight-complex="bold"/>
    </style:style>
    <style:style style:name="T5" style:family="text">
      <style:text-properties officeooo:rsid="000655b5"/>
    </style:style>
    <style:style style:name="T6" style:family="text">
      <style:text-properties style:text-position="super 58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YP Meeting on <text:span text:style-name="T1">10</text:span>/10/2023 - Meeting Minute<text:span text:style-name="T1">s Notes</text:span></text:p>
      <text:p text:style-name="P3"><text:span text:style-name="T2"/></text:p>
      <text:p text:style-name="P3"><text:span text:style-name="T2">Dear. Dr Lilit,</text:span> </text:p>
      <text:p text:style-name="P1"/>
      <text:p text:style-name="P1">I wanted to follow up our recent supervision meeting that took place on the <text:span text:style-name="T4">10</text:span><text:span text:style-name="T3">/10/2023 </text:span>at <text:span text:style-name="T3">13:30pm - 14:00pm. </text:span>As promised, I have created a meeting minute. Please find below a summary of the meeting minutes.</text:p>
      <text:p text:style-name="P1"/>
      <text:p text:style-name="P2">What we have discussed so far during the meeting.</text:p>
      <text:list text:style-name="L1">
        <text:list-item>
          <text:p text:style-name="P11">Reviewed and Provided feedback for the Gantt chart.</text:p>
        </text:list-item>
        <text:list-item>
          <text:p text:style-name="P11">Organising activities and removing additional details that are not required to be included in the Gantt chart.</text:p>
        </text:list-item>
      </text:list>
      <text:p text:style-name="P4">What actions have been done</text:p>
      <text:p text:style-name="P18"/>
      <text:p text:style-name="P6">Dr. Lilit:</text:p>
      <text:list text:style-name="L2">
        <text:list-item>
          <text:p text:style-name="P7">Detailed and insightful feedback for the Gantt charts. Each phase must have a start and end date set according to my confidence of completing each phase based on previous experience.</text:p>
        </text:list-item>
        <text:list-item>
          <text:p text:style-name="P13">Reviewed and provided comments in order to improve the Project Definition before submission.</text:p>
        </text:list-item>
        <text:list-item>
          <text:p text:style-name="P13">Included a separate deadline for the report write-ups representing the key dates and deadlines for completing the write ups for the Project Definition form, Term 1 report and final report.</text:p>
        </text:list-item>
      </text:list>
      <text:p text:style-name="P12">Myself:</text:p>
      <text:list text:style-name="L7">
        <text:list-item>
          <text:p text:style-name="P14">I have appended the improvements based on the comments and accepted the changes in the Project definition form as suggested by you.</text:p>
        </text:list-item>
      </text:list>
      <text:p text:style-name="P18"/>
      <text:p text:style-name="P4">Responsibility</text:p>
      <text:p text:style-name="P18"/>
      <text:p text:style-name="P6">Myself</text:p>
      <text:list text:style-name="L3">
        <text:list-item>
          <text:p text:style-name="P15">Updated the deadlines, and the number of weeks in the Gantt chart.</text:p>
        </text:list-item>
        <text:list-item>
          <text:p text:style-name="P8"><text:span text:style-name="T5">Organise the research papers and journals that have I looked a in my background research</text:span>.</text:p>
        </text:list-item>
      </text:list>
      <text:p text:style-name="P5">What we have agreed to</text:p>
      <text:list xml:id="list236027353" text:style-name="L4">
        <text:list-item>
          <text:p text:style-name="P16">Making sure that I set reasonable deadlines for each task.</text:p>
        </text:list-item>
        <text:list-item>
          <text:p text:style-name="P16">Not overcomplicating the Gantt chart with a large number of activities, even though it needs to be represented in tasks rather than parts of a task.</text:p>
        </text:list-item>
        <text:list-item>
          <text:p text:style-name="P16">Next week, we will focus on the background research on eye health, though I must focus this week on finalising the changes according to the comments and edits made.</text:p>
        </text:list-item>
      </text:list>
      <text:p text:style-name="P18"><text:soft-page-break/></text:p>
      <text:p text:style-name="P10"><text:span text:style-name="T3">What actions need to be done</text:span></text:p>
      <text:p text:style-name="P12">Myself</text:p>
      <text:list xml:id="list2952407039" text:style-name="L6">
        <text:list-item>
          <text:p text:style-name="P17">Accept and append changes according to the comments and edits that were written by you.</text:p>
        </text:list-item>
        <text:list-item>
          <text:p text:style-name="P9"><text:span text:style-name="T5">Submit the Project Definition Form on Blackboard</text:span></text:p>
        </text:list-item>
      </text:list>
      <text:p text:style-name="P10">Thank you very much for the meeting, and for taking your time reading this e-mail. I am looking forward to seeing you next week.</text:p>
      <text:p text:style-name="P19"/>
      <text:p text:style-name="P10">Kind Regards,</text:p>
      <text:p text:style-name="P10">Ibrahim Ahmad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2T19:53:17.534628289</meta:creation-date>
    <dc:date>2023-10-12T20:09:59.208789075</dc:date>
    <meta:editing-duration>PT16M4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8" meta:word-count="353" meta:character-count="2021" meta:non-whitespace-character-count="1708"/>
  </office:meta>
</office:document-meta>
</file>